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1.51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256.5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108pt"/>
    </style:style>
    <style:style style:name="co6" style:family="table-column">
      <style:table-column-properties fo:break-before="auto" style:column-width="125.26pt"/>
    </style:style>
    <style:style style:name="co7" style:family="table-column">
      <style:table-column-properties fo:break-before="auto" style:column-width="189.75pt"/>
    </style:style>
    <style:style style:name="co8" style:family="table-column">
      <style:table-column-properties fo:break-before="auto" style:column-width="191.99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93.74pt"/>
    </style:style>
    <style:style style:name="co11" style:family="table-column">
      <style:table-column-properties fo:break-before="auto" style:column-width="171.01pt"/>
    </style:style>
    <style:style style:name="co12" style:family="table-column">
      <style:table-column-properties fo:break-before="auto" style:column-width="150.75pt"/>
    </style:style>
    <style:style style:name="co13" style:family="table-column">
      <style:table-column-properties fo:break-before="auto" style:column-width="6.75pt"/>
    </style:style>
    <style:style style:name="co14" style:family="table-column">
      <style:table-column-properties fo:break-before="auto" style:column-width="35.26pt"/>
    </style:style>
    <style:style style:name="co15" style:family="table-column">
      <style:table-column-properties fo:break-before="auto" style:column-width="156.76pt"/>
    </style:style>
    <style:style style:name="co16" style:family="table-column">
      <style:table-column-properties fo:break-before="auto" style:column-width="143.26pt"/>
    </style:style>
    <style:style style:name="co17" style:family="table-column">
      <style:table-column-properties fo:break-before="auto" style:column-width="102.76pt"/>
    </style:style>
    <style:style style:name="co18" style:family="table-column">
      <style:table-column-properties fo:break-before="auto" style:column-width="117.01pt"/>
    </style:style>
    <style:style style:name="co19" style:family="table-column">
      <style:table-column-properties fo:break-before="auto" style:column-width="239.24pt"/>
    </style:style>
    <style:style style:name="co20" style:family="table-column">
      <style:table-column-properties fo:break-before="auto" style:column-width="309pt"/>
    </style:style>
    <style:style style:name="co21" style:family="table-column">
      <style:table-column-properties fo:break-before="auto" style:column-width="54.74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45.75pt" fo:break-before="auto" style:use-optimal-row-height="false"/>
    </style:style>
    <style:style style:name="ro8" style:family="table-row">
      <style:table-row-properties style:row-height="51.76pt" fo:break-before="auto" style:use-optimal-row-height="false"/>
    </style:style>
    <style:style style:name="ro9" style:family="table-row">
      <style:table-row-properties style:row-height="71.26pt" fo:break-before="auto" style:use-optimal-row-height="true"/>
    </style:style>
    <style:style style:name="ro10" style:family="table-row">
      <style:table-row-properties style:row-height="137.99pt" fo:break-before="auto" style:use-optimal-row-height="true"/>
    </style:style>
    <style:style style:name="ro11" style:family="table-row">
      <style:table-row-properties style:row-height="93.74pt" fo:break-before="auto" style:use-optimal-row-height="true"/>
    </style:style>
    <style:style style:name="ro12" style:family="table-row">
      <style:table-row-properties style:row-height="48.76pt" fo:break-before="auto" style:use-optimal-row-height="true"/>
    </style:style>
    <style:style style:name="ro13" style:family="table-row">
      <style:table-row-properties style:row-height="149.24pt" fo:break-before="auto" style:use-optimal-row-height="true"/>
    </style:style>
    <style:style style:name="ro14" style:family="table-row">
      <style:table-row-properties style:row-height="115.51pt" fo:break-before="auto" style:use-optimal-row-height="true"/>
    </style:style>
    <style:style style:name="ro15" style:family="table-row">
      <style:table-row-properties style:row-height="60.01pt" fo:break-before="auto" style:use-optimal-row-height="true"/>
    </style:style>
    <style:style style:name="ro16" style:family="table-row">
      <style:table-row-properties style:row-height="82.49pt" fo:break-before="auto" style:use-optimal-row-height="true"/>
    </style:style>
    <style:style style:name="ro17" style:family="table-row">
      <style:table-row-properties style:row-height="126.74pt" fo:break-before="auto" style:use-optimal-row-height="true"/>
    </style:style>
    <style:style style:name="ro18" style:family="table-row">
      <style:table-row-properties style:row-height="362.24pt" fo:break-before="auto" style:use-optimal-row-height="true"/>
    </style:style>
    <style:style style:name="ro19" style:family="table-row">
      <style:table-row-properties style:row-height="105pt" fo:break-before="auto" style:use-optimal-row-height="true"/>
    </style:style>
    <style:style style:name="ro20" style:family="table-row">
      <style:table-row-properties style:row-height="171.75pt" fo:break-before="auto" style:use-optimal-row-height="true"/>
    </style:style>
    <style:style style:name="ro21" style:family="table-row">
      <style:table-row-properties style:row-height="194.26pt" fo:break-before="auto" style:use-optimal-row-height="true"/>
    </style:style>
    <style:style style:name="ro22" style:family="table-row">
      <style:table-row-properties style:row-height="216.74pt" fo:break-before="auto" style:use-optimal-row-height="true"/>
    </style:style>
    <style:style style:name="ro23" style:family="table-row">
      <style:table-row-properties style:row-height="429.76pt" fo:break-before="auto" style:use-optimal-row-height="true"/>
    </style:style>
    <style:style style:name="ro24" style:family="table-row">
      <style:table-row-properties style:row-height="21pt" fo:break-before="auto" style:use-optimal-row-height="false"/>
    </style:style>
    <style:style style:name="ro25" style:family="table-row">
      <style:table-row-properties style:row-height="13.49pt" fo:break-before="auto" style:use-optimal-row-height="false"/>
    </style:style>
    <style:style style:name="ro26" style:family="table-row">
      <style:table-row-properties style:row-height="15pt" fo:break-before="auto" style:use-optimal-row-height="false"/>
    </style:style>
    <style:style style:name="ta1" style:family="table" style:master-page-name="PageStyle_5f_Master_20_Information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ta3" style:family="table" style:master-page-name="PageStyle_5f_Document_20_History_20_and_20_Approval">
      <style:table-properties table:display="true" style:writing-mode="lr-tb"/>
    </style:style>
    <style:style style:name="ta4" style:family="table" style:master-page-name="PageStyle_5f_Test_20_Environme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 style:data-style-name="N1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1" style:family="table-cell" style:parent-style-name="Default" style:data-style-name="N1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01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1" style:family="table-cell" style:parent-style-name="Default">
      <style:table-cell-properties fo:background-color="#01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ackground-color="#01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1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01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1c7e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F&quot;" style:apply-style-name="ConditionalStyle_5f_1" style:base-cell-address="'Test Cases'.K1"/>
    </style:style>
    <style:style style:name="ce46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F&quot;" style:apply-style-name="ConditionalStyle_5f_1" style:base-cell-address="'Test Cases'.K1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&quot;" style:apply-style-name="ConditionalStyle_5f_1" style:base-cell-address="'Test Cases'.K1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&quot;" style:apply-style-name="ConditionalStyle_5f_1" style:base-cell-address="'Test Cases'.K1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01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53" style:family="table-cell" style:parent-style-name="Default">
      <style:table-cell-properties fo:border-bottom="none" fo:background-color="#01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 Infor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Case Master Information</text:p>
          </table:table-cell>
          <table:covered-table-cell table:style-name="ce9"/>
          <table:covered-table-cell table:style-name="ce10"/>
          <table:table-cell table:style-name="ce15"/>
          <table:table-cell table:style-name="ce1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General Information</text:p>
          </table:table-cell>
          <table:covered-table-cell table:style-name="ce9"/>
          <table:covered-table-cell table:style-name="ce10"/>
          <table:table-cell table:style-name="ce15"/>
          <table:table-cell table:style-name="ce17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Product:</text:p>
          </table:table-cell>
          <table:covered-table-cell table:style-name="ce10"/>
          <table:table-cell table:style-name="ce11" office:value-type="string" calcext:value-type="string">
            <text:p>ProjectName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Release:</text:p>
          </table:table-cell>
          <table:covered-table-cell table:style-name="ce10"/>
          <table:table-cell table:style-name="ce11" office:value-type="string" calcext:value-type="string">
            <text:p>0c3d817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Test Area:</text:p>
          </table:table-cell>
          <table:covered-table-cell table:style-name="ce10"/>
          <table:table-cell table:style-name="ce11" office:value-type="string" calcext:value-type="string">
            <text:p>broken-hash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Test Case Owner:</text:p>
          </table:table-cell>
          <table:covered-table-cell table:style-name="ce10"/>
          <table:table-cell table:style-name="ce12" office:value-type="string" calcext:value-type="string">
            <text:p>Les Shupe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2" table:number-rows-spanned="1">
            <text:p>Start Date:</text:p>
          </table:table-cell>
          <table:covered-table-cell table:style-name="ce10"/>
          <table:table-cell table:style-name="ce13" office:value-type="date" office:date-value="2009-03-13" calcext:value-type="date">
            <text:p>3/13/2009</text:p>
          </table:table-cell>
          <table:table-cell table:style-name="ce16" table:number-columns-spanned="4" table:number-rows-spanned="1"/>
          <table:covered-table-cell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" table:number-rows-spanned="1">
            <text:p>Reference Documents:</text:p>
          </table:table-cell>
          <table:covered-table-cell table:style-name="ce10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4">
          <table:table-cell table:style-name="ce7" office:value-type="string" calcext:value-type="string" table:number-columns-spanned="3" table:number-rows-spanned="1">
            <text:p>System Test Platform Information</text:p>
          </table:table-cell>
          <table:covered-table-cell table:style-name="ce9"/>
          <table:covered-table-cell table:style-name="ce10"/>
          <table:table-cell table:style-name="ce15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Primary Platform:</text:p>
          </table:table-cell>
          <table:covered-table-cell table:style-name="ce10"/>
          <table:table-cell table:style-name="ce14" office:value-type="string" calcext:value-type="string">
            <text:p>QA Server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Second Platform:</text:p>
          </table:table-cell>
          <table:covered-table-cell table:style-name="ce10"/>
          <table:table-cell table:style-name="ce14" office:value-type="string" calcext:value-type="string">
            <text:p>N/A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Third Platform:</text:p>
          </table:table-cell>
          <table:covered-table-cell table:style-name="ce10"/>
          <table:table-cell table:style-name="ce14" office:value-type="string" calcext:value-type="string">
            <text:p>N/A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8" table:number-columns-repeated="3"/>
          <table:table-cell table:style-name="ce17"/>
          <table:table-cell table:number-columns-repeated="1020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Cas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6">
          <table:table-cell table:style-name="ce18" table:number-columns-spanned="3" table:number-rows-spanned="1"/>
          <table:covered-table-cell table:number-columns-repeated="2" table:style-name="ce21"/>
          <table:table-cell table:style-name="ce27"/>
          <table:table-cell table:style-name="ce30"/>
          <table:table-cell table:style-name="ce33"/>
          <table:table-cell table:style-name="ce36" table:number-columns-repeated="2"/>
          <table:table-cell table:style-name="ce39"/>
          <table:table-cell table:style-name="ce40"/>
          <table:table-cell table:style-name="ce45" table:number-columns-spanned="2" table:number-rows-spanned="1"/>
          <table:covered-table-cell table:style-name="ce49"/>
          <table:table-cell table:style-name="ce52"/>
          <table:table-cell table:number-columns-repeated="1011"/>
        </table:table-row>
        <table:table-row table:style-name="ro7">
          <table:table-cell table:style-name="ce19" office:value-type="string" calcext:value-type="string">
            <text:p>Test ID</text:p>
          </table:table-cell>
          <table:table-cell table:style-name="ce19" office:value-type="string" calcext:value-type="string">
            <text:p>Short Desc of Requirement</text:p>
          </table:table-cell>
          <table:table-cell table:style-name="ce25" office:value-type="string" calcext:value-type="string">
            <text:p>Category/Module</text:p>
            <text:p>(use for sorting purposes)</text:p>
          </table:table-cell>
          <table:table-cell table:style-name="ce28" office:value-type="string" calcext:value-type="string">
            <text:p>Priority</text:p>
          </table:table-cell>
          <table:table-cell table:style-name="ce31" office:value-type="string" calcext:value-type="string">
            <text:p>Requirement ID</text:p>
          </table:table-cell>
          <table:table-cell table:style-name="ce25" office:value-type="string" calcext:value-type="string">
            <text:p>Purpose</text:p>
          </table:table-cell>
          <table:table-cell table:style-name="ce25" office:value-type="string" calcext:value-type="string">
            <text:p>PreRequisite</text:p>
          </table:table-cell>
          <table:table-cell table:style-name="ce25" office:value-type="string" calcext:value-type="string">
            <text:p>Procedure</text:p>
          </table:table-cell>
          <table:table-cell table:style-name="ce25" office:value-type="string" calcext:value-type="string">
            <text:p>Expected Results</text:p>
          </table:table-cell>
          <table:table-cell table:style-name="ce41" office:value-type="string" calcext:value-type="string">
            <text:p>asdf</text:p>
          </table:table-cell>
          <table:table-cell table:style-name="ce46" office:value-type="string" calcext:value-type="string">
            <text:p>System test Passed</text:p>
          </table:table-cell>
          <table:table-cell table:style-name="ce50" office:value-type="string" calcext:value-type="string">
            <text:p>Actual Result</text:p>
          </table:table-cell>
          <table:table-cell table:style-name="ce53"/>
          <table:table-cell table:number-columns-repeated="1011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When launched, the application should wait for http connections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Responds to http POST request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angrymonkey"}' http://127.0.0.1:8088/hash</text:p>
          </table:table-cell>
          <table:table-cell table:style-name="ce37" office:value-type="string" calcext:value-type="string">
            <text:p>1. 200 and a job identifier, an integer</text:p>
          </table:table-cell>
          <table:table-cell table:style-name="ce42"/>
          <table:table-cell table:style-name="ce47" office:value-type="string" calcext:value-type="string">
            <text:p>P</text:p>
          </table:table-cell>
          <table:table-cell table:style-name="ce26"/>
          <table:table-cell table:style-name="ce42"/>
          <table:table-cell table:number-columns-repeated="1011"/>
        </table:table-row>
        <table:table-row table:style-name="ro8"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It should answer on the PORT specified in the PORT environment variable.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string" calcext:value-type="string">
            <text:p>Responds from port specified via PORT, 8088, variable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angryhuman"}' http://127.0.0.1:8088/hash</text:p>
          </table:table-cell>
          <table:table-cell table:style-name="ce37" office:value-type="string" calcext:value-type="string">
            <text:p>job identifier, an integer</text:p>
          </table:table-cell>
          <table:table-cell table:style-name="ce42"/>
          <table:table-cell table:style-name="ce47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It should answer on the PORT specified in the PORT environment variable.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string" calcext:value-type="string">
            <text:p>Responds from port specified via PORT, 8089 variable</text:p>
          </table:table-cell>
          <table:table-cell table:style-name="ce37" office:value-type="string" calcext:value-type="string">
            <text:p>1. PORT=8089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angryhuman"}' http://127.0.0.1:8089/hash</text:p>
          </table:table-cell>
          <table:table-cell table:style-name="ce37" office:value-type="string" calcext:value-type="string">
            <text:p>job identifier, an integer</text:p>
          </table:table-cell>
          <table:table-cell table:style-name="ce42"/>
          <table:table-cell table:style-name="ce47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Port must be set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Without a port service does not run</text:p>
          </table:table-cell>
          <table:table-cell table:style-name="ce37" office:value-type="string" calcext:value-type="string">
            <text:p>1. No port set</text:p>
          </table:table-cell>
          <table:table-cell table:style-name="ce37" office:value-type="string" calcext:value-type="string">
            <text:p>Step 1: Run application: nohup ./broken-hashserve_linux &amp;</text:p>
            <text:p>Step 2: Check running processes: ps -ef | grep broken-hashserve</text:p>
          </table:table-cell>
          <table:table-cell table:style-name="ce37" office:value-type="string" calcext:value-type="string">
            <text:p>1. Application does not run</text:p>
            <text:p>2. Application is not shown in a ps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It should answer on the PORT specified in the PORT environment variable.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Service can run on 65535</text:p>
          </table:table-cell>
          <table:table-cell table:style-name="ce37" office:value-type="string" calcext:value-type="string">
            <text:p>1. PORT=65535</text:p>
            <text:p>2. Application is running: nohup ./broken-hashserve_linux &amp;</text:p>
          </table:table-cell>
          <table:table-cell table:style-name="ce37" office:value-type="string" calcext:value-type="string">
            <text:p>Step 1: PORT=65535</text:p>
            <text:p>Step 2: nohup ./broken-hashserve_linux &amp;</text:p>
            <text:p>Step 3: Postman POST application/json '{"password":"angryhuman"}' http://127.0.0.1:1/hash</text:p>
            <text:p>Step 4: Postman GET "application/json" http://127.0.0.1:8088/hash/&lt;job id&gt;</text:p>
            <text:p/>
          </table:table-cell>
          <table:table-cell table:style-name="ce37" office:value-type="string" calcext:value-type="string">
            <text:p>2. Service starts up</text:p>
            <text:p>3. Job id is returned</text:p>
            <text:p>4. SHA512 password returne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1"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Password is SHA512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Returned password is base64 SHA512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angryhuman"}' http://127.0.0.1:8088/hash</text:p>
            <text:p>Step 2: Postman GET "application/json" http://127.0.0.1:8088/hash/&lt;job id&gt;</text:p>
          </table:table-cell>
          <table:table-cell table:style-name="ce37" office:value-type="string" calcext:value-type="string">
            <text:p>2. returned hash is 86 bytes or 88 bytes with padding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37"/>
          <table:table-cell table:style-name="ce42"/>
          <table:table-cell table:number-columns-repeated="1011"/>
        </table:table-row>
        <table:table-row table:style-name="ro12"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Empty password is not allowed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Empty passwords generate error messages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"}' http://127.0.0.1:8088/hash</text:p>
          </table:table-cell>
          <table:table-cell table:style-name="ce37" office:value-type="string" calcext:value-type="string">
            <text:p>1. 400 response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1. 200 is returned, along with a jobid. A subsequent get returns a hashed password that looks like all the others</text:p>
          </table:table-cell>
          <table:table-cell table:style-name="ce42"/>
          <table:table-cell table:number-columns-repeated="1011"/>
        </table:table-row>
        <table:table-row table:style-name="ro13"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Use username and empty string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username and empty string are not valid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":"monkeymonkey"}' http://127.0.0.1:8088/hash</text:p>
            <text:p>Step 2: Postman POST application/json '{"username":"monkeymonkey"}' http://127.0.0.1:8088/hash</text:p>
            <text:p>Step 3: Postman POST application/json '{"":""}' http://127.0.0.1:8088/hash</text:p>
            <text:p/>
          </table:table-cell>
          <table:table-cell table:style-name="ce37" office:value-type="string" calcext:value-type="string">
            <text:p>1. 400</text:p>
            <text:p>2. 400</text:p>
            <text:p>3. 400</text:p>
            <text:p>4. 400</text:p>
            <text:p>5. 400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1. 200 response, job id is returned, subsequent GET with job id returns a hashed password</text:p>
            <text:p>2. 200 response, job id is returned, subsequent GET with job id returns a hashed password</text:p>
            <text:p>3. 200 response, job id is returned, subsequent GET with job id returns a hashed password</text:p>
          </table:table-cell>
          <table:table-cell table:style-name="ce42"/>
          <table:table-cell table:number-columns-repeated="1011"/>
        </table:table-row>
        <table:table-row table:style-name="ro14"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Password length tests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Passwords can be long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&lt;16 chars&gt;"}' http://127.0.0.1:8088/hash</text:p>
            <text:p>Step 2: Postman GET "application/json" http://127.0.0.1:8088/hash/&lt;job id&gt;</text:p>
            <text:p>Step 3: Repeat steps 1 and 2 with 1, 32, 64, 100, 1000 character length passwords</text:p>
          </table:table-cell>
          <table:table-cell table:style-name="ce37" office:value-type="string" calcext:value-type="string">
            <text:p>2. password is returned</text:p>
            <text:p>3. password is returne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5"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Use username and password string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Only a single JSON pair accepted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username":"lesshupe","password":"monkeysee"}' http://127.0.0.1:8088/hashs</text:p>
          </table:table-cell>
          <table:table-cell table:style-name="ce37" office:value-type="string" calcext:value-type="string">
            <text:p>1. 400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1. 200 response, job id is returned, subsequent GET with job id returns a hashed password</text:p>
          </table:table-cell>
          <table:table-cell table:style-name="ce42"/>
          <table:table-cell table:number-columns-repeated="1011"/>
        </table:table-row>
        <table:table-row table:style-name="ro12"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Nonexistent ids should not return a hash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Nonexistent ids should not return a hash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GET "application/json" http://127.0.0.1:8088/hash/&lt;non existent job id&gt;</text:p>
          </table:table-cell>
          <table:table-cell table:style-name="ce37" office:value-type="string" calcext:value-type="string">
            <text:p>1. 400, hash not foun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6"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POST and GET with just URL does nothing</text:p>
          </table:table-cell>
          <table:table-cell table:style-name="ce17" office:value-type="string" calcext:value-type="string">
            <text:p>GET POS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POST and GET with just URL does nothing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application/json '{"password":"monkeysee"}' http://127.0.0.1:8088/</text:p>
            <text:p>Step 2: Postman GET "application/json" http://127.0.0.1:8088/</text:p>
          </table:table-cell>
          <table:table-cell table:style-name="ce37" office:value-type="string" calcext:value-type="string">
            <text:p>1. 404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POST and GET without JSON header fails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POST and GET without JSON header fails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A valid job id already created.</text:p>
          </table:table-cell>
          <table:table-cell table:style-name="ce37" office:value-type="string" calcext:value-type="string">
            <text:p>Step 1: Postman POST '{"password":"monkeysee"}' http://127.0.0.1:8088/hash</text:p>
            <text:p>Step 2: Postman GET http://127.0.0.1:8088/&lt;use vaild job id&gt;</text:p>
          </table:table-cell>
          <table:table-cell table:style-name="ce37" office:value-type="string" calcext:value-type="string">
            <text:p>1. 404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1. 200 response, job id is returned, subsequent GET with job id returns a hashed password</text:p>
          </table:table-cell>
          <table:table-cell table:style-name="ce42"/>
          <table:table-cell table:number-columns-repeated="1011"/>
        </table:table-row>
        <table:table-row table:style-name="ro14"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Password encryption is consistent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POST and GET creates same hash for same password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'{"password":"monkeysee"}' http://127.0.0.1:8088/hash</text:p>
            <text:p>Step 2: Postman POST '{"password":"monkeysee"}' http://127.0.0.1:8088/hash</text:p>
            <text:p>Step 3: Postman GET http://127.0.0.1:8088/&lt;use vaild job id&gt; for each job id created in steps 1 and 2</text:p>
          </table:table-cell>
          <table:table-cell table:style-name="ce37" office:value-type="string" calcext:value-type="string">
            <text:p>3. Hash returned is identical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7"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Password encryption can handle numbers and special characters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Password encryption can handle numbers and special characters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</table:table-cell>
          <table:table-cell table:style-name="ce37" office:value-type="string" calcext:value-type="string">
            <text:p>Step 1: Postman POST '{"password":"12345678"}' http://127.0.0.1:8088/hash</text:p>
            <text:p>Step 2: Postman POST '{"password":"!@#$%^&amp;*()_+&lt;&gt;,.;:+="}' http://127.0.0.1:8088/hash</text:p>
            <text:p>Step 3: Postman GET http://127.0.0.1:8088/&lt;use vaild job id&gt; for each job id created in steps 1 and 2</text:p>
          </table:table-cell>
          <table:table-cell table:style-name="ce37" office:value-type="string" calcext:value-type="string">
            <text:p>1. 200</text:p>
            <text:p>2. 200</text:p>
            <text:p>3. Hashed passwords returned.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8"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The software should be able to process multiple connections simultaneously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string" calcext:value-type="string">
            <text:p>Submit POST and GET requests nearly simultaneously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Shell script used, contents:</text:p>
            <text:p>curl -X POST -H 'application/json' -d '{"password":"angrymonkey"}' http://127.0.0.1:8088/hash &amp;</text:p>
            <text:p>curl -X POST -H 'application/json' -d '{"password":"angrymonkey"}' http://127.0.0.1:8088/hash &amp;</text:p>
            <text:p>-------</text:p>
            <text:p>curl -H "application/json" http://127.0.0.1:8088/hash/1 &amp;</text:p>
            <text:p>curl -H "application/json" http://127.0.0.1:8088/hash/3 &amp;</text:p>
            <text:p>-------</text:p>
            <text:p>curl -H "application/json" http://127.0.0.1:8088/hash/1 &amp;</text:p>
            <text:p>curl -X POST -H 'application/json' -d '{"password":"angrymonkey"}' http://127.0.0.1:8088/hash &amp;</text:p>
          </table:table-cell>
          <table:table-cell table:style-name="ce37" office:value-type="string" calcext:value-type="string">
            <text:p>Step 1: Postman POST two requests to http://127.0.0.1:8088/hash within a second using two Postman instances</text:p>
            <text:p>Step 2: Postman GET two requests to http://127.0.0.1:8088/hash within seconds using two Postman instances</text:p>
            <text:p>Step 3: Postman GET and POST requests to http://127.0.0.1:8088/hash within seconds using two Postman instances</text:p>
          </table:table-cell>
          <table:table-cell table:style-name="ce37" office:value-type="string" calcext:value-type="string">
            <text:p>1. POST successful, 200, job ids returned</text:p>
            <text:p>2. GET successful, 200, hashed password returned</text:p>
            <text:p>3. POST and GET successful, 200, jobid and hashed password returne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9"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A GET to /hash should accept a job identifier. <text:s/>It should return the base64 encoded password hash for the corresponding POST request.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string" calcext:value-type="string">
            <text:p>Old job ids still return same hashed passwords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Multiple POST's have occurred adding at least 3 hashed passwords. Record the returned hashed passwords.</text:p>
          </table:table-cell>
          <table:table-cell table:style-name="ce37" office:value-type="string" calcext:value-type="string">
            <text:p>Step1: Go back to the first job id, 1, or just go back or go back a minimum of 3 job ids and compare hashed passwords</text:p>
          </table:table-cell>
          <table:table-cell table:style-name="ce37" office:value-type="string" calcext:value-type="string">
            <text:p>1. Hashed passwords that are returned are still there.</text:p>
            <text:p/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A GET to /stats should accept no data. <text:s/>It should return a JSON data structure for the total hash requests since the server started and the average time of a hash request in milliseconds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GET to /stats with no passwords hashed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No hash requests after startup</text:p>
          </table:table-cell>
          <table:table-cell table:style-name="ce37" office:value-type="string" calcext:value-type="string">
            <text:p>Step 1: Postman GET "application/json" http://127.0.0.1:8088/hash/stats</text:p>
          </table:table-cell>
          <table:table-cell table:style-name="ce37" office:value-type="string" calcext:value-type="string">
            <text:p>1. 200, {"TotalRequests":0,"AverageTime":0}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A GET to /stats should accept no data. <text:s/>It should return a JSON data structure for the total hash requests since the server started and the average time of a hash request in milliseconds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GET to /stats with one request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One hash requests after startup</text:p>
          </table:table-cell>
          <table:table-cell table:style-name="ce37" office:value-type="string" calcext:value-type="string">
            <text:p>Step 1: Postman GET "application/json" http://127.0.0.1:8088/hash/stats</text:p>
          </table:table-cell>
          <table:table-cell table:style-name="ce37" office:value-type="string" calcext:value-type="string">
            <text:p>1. 200, {"TotalRequests":1,"AverageTime":&lt;somevalue&gt;}, somevalue is &lt;= 5 seconds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Single request resulted in average time of 343415. If in milliseconds that is 343 seconds. Too high to be valid.</text:p>
          </table:table-cell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A GET to /stats should accept no data. <text:s/>It should return a JSON data structure for the total hash requests since the server started and the average time of a hash request in milliseconds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GET to /stats multiple requests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10 hash requests after startup</text:p>
          </table:table-cell>
          <table:table-cell table:style-name="ce37" office:value-type="string" calcext:value-type="string">
            <text:p>Step 1: Postman GET "application/json" http://127.0.0.1:8088/hash/stats</text:p>
          </table:table-cell>
          <table:table-cell table:style-name="ce37" office:value-type="string" calcext:value-type="string">
            <text:p>1. 200, {"TotalRequests":10,"AverageTime":&lt;somevalue&gt;} somevalue is &lt; 5 seconds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Multiple requests resulted in average time of 127206. If in milliseconds that is 127 seconds. Too high to be valid.</text:p>
          </table:table-cell>
          <table:table-cell table:style-name="ce42"/>
          <table:table-cell table:number-columns-repeated="1011"/>
        </table:table-row>
        <table:table-row table:style-name="ro9"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A GET to /hash should accept a job identifier</text:p>
          </table:table-cell>
          <table:table-cell table:style-name="ce17" office:value-type="string" calcext:value-type="string">
            <text:p>GE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A GET to /hash with characters for id should fail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At least one hash request after startup</text:p>
          </table:table-cell>
          <table:table-cell table:style-name="ce37" office:value-type="string" calcext:value-type="string">
            <text:p>Step 1: Postman GET "application/json" http://127.0.0.1:8088/hash/id</text:p>
            <text:p>Step 2: Postman GET "application/json" http://127.0.0.1:8088/hash/id1</text:p>
          </table:table-cell>
          <table:table-cell table:style-name="ce37" office:value-type="string" calcext:value-type="string">
            <text:p>1. 400, error message about id</text:p>
            <text:p>2. 400, error message about i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16"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The software should support a graceful shutdown request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string" calcext:value-type="string">
            <text:p>POST to shutdown is successful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Valid job id created by submitting password</text:p>
          </table:table-cell>
          <table:table-cell table:style-name="ce37" office:value-type="string" calcext:value-type="string">
            <text:p>Step 1: curl -X POST -d ‘shutdown’ http://127.0.0.1:8088/hash</text:p>
            <text:p>Step 2: Postman GET request to http://127.0.0.1:8088/hash with valid job id</text:p>
            <text:p>Step 3: ps -ef | grep hash</text:p>
          </table:table-cell>
          <table:table-cell table:style-name="ce37" office:value-type="string" calcext:value-type="string">
            <text:p>1. POST successful, 200 response, no other data from server</text:p>
            <text:p>2. GET fails</text:p>
            <text:p>3. process is not found</text:p>
          </table:table-cell>
          <table:table-cell table:style-name="ce42"/>
          <table:table-cell table:style-name="ce48" office:value-type="string" calcext:value-type="string">
            <text:p>F</text:p>
          </table:table-cell>
          <table:table-cell table:style-name="ce26" office:value-type="string" calcext:value-type="string">
            <text:p>response from shutdown did not include a 200</text:p>
            <text:p>Only got: curl: (52) Empty reply from server</text:p>
          </table:table-cell>
          <table:table-cell table:style-name="ce42"/>
          <table:table-cell table:number-columns-repeated="1011"/>
        </table:table-row>
        <table:table-row table:style-name="ro20"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No additional password requests should be allowed when shutdown is pending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string" calcext:value-type="string">
            <text:p>Send password request immediately after shutdown request</text:p>
          </table:table-cell>
          <table:table-cell table:style-name="ce37" office:value-type="string" calcext:value-type="string">
            <text:p>1. PORT=8088</text:p>
            <text:p>2. Application is running: nohup ./broken-hashserve_linux &amp;</text:p>
            <text:p>3. Use shell script:</text:p>
            <text:p>#!/bin/bash</text:p>
            <text:p>OUT=$(curl -X POST -d "shutdown" http://127.0.0.1:8088/hash &amp;)</text:p>
            <text:p>curl -X POST -H 'application/json' -d '{"password":"angrymonkey"}' http://127.0.0.1:8088/hash &amp;</text:p>
            <text:p>echo $OUT</text:p>
          </table:table-cell>
          <table:table-cell table:style-name="ce37" office:value-type="string" calcext:value-type="string">
            <text:p>Step 1: Execute Shell script:</text:p>
            <text:p>#!/bin/bash</text:p>
            <text:p>OUT=$(curl -X POST -d "shutdown" http://127.0.0.1:8088/hash &amp;)</text:p>
            <text:p>curl -X POST -H 'application/json' -d '{"password":"angrymonkey"}' http://127.0.0.1:8088/hash &amp;</text:p>
            <text:p>echo $OUT</text:p>
          </table:table-cell>
          <table:table-cell table:style-name="ce37" office:value-type="string" calcext:value-type="string">
            <text:p>1. Shutdown successful, no reply from server</text:p>
            <text:p>2. POST receives connection refused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26"/>
          <table:table-cell table:style-name="ce42"/>
          <table:table-cell table:number-columns-repeated="1011"/>
        </table:table-row>
        <table:table-row table:style-name="ro21"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The software should support a graceful shutdown request. <text:s/>Meaning, it should allow any in-flight password hashing to complete, reject any new requests, respond with a 200 and shutdown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string" calcext:value-type="string">
            <text:p>it should allow any in-flight password hashing to complete, reject any new </text:p>
            <text:p>requests, respond with a 200 and shutdown.</text:p>
          </table:table-cell>
          <table:table-cell table:style-name="ce37" office:value-type="string" calcext:value-type="string">
            <text:p>1. PORT=8088</text:p>
            <text:p>2. Application is started up with no hashes submitted: nohup ./broken-hashserve_linux &amp;</text:p>
            <text:p>3. Use a shell script:</text:p>
            <text:p>#!/bin/bash</text:p>
            <text:p>curl -X POST -H 'application/json' -d '{"password":"angrymonkey"}' http://127.0.0.1:8088/hash &amp;</text:p>
            <text:p>OUT=$(curl -X POST -d "shutdown" http://127.0.0.1:8088/hash &amp;)</text:p>
            <text:p>echo $OUT</text:p>
            <text:p/>
          </table:table-cell>
          <table:table-cell table:style-name="ce37" office:value-type="string" calcext:value-type="string">
            <text:p>Step 1: Run shell script. Process is shutdown but job id is still returned.</text:p>
          </table:table-cell>
          <table:table-cell table:style-name="ce37" office:value-type="string" calcext:value-type="string">
            <text:p>1. POST successful, id is returned, 200</text:p>
            <text:p>2. Shutdown successful</text:p>
            <text:p>3. GET unsuccessful, 200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51"/>
          <table:table-cell table:style-name="ce42"/>
          <table:table-cell table:number-columns-repeated="1011"/>
        </table:table-row>
        <table:table-row table:style-name="ro22"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A POST to /hash should accept a password. <text:s/>It should return a job identifier immediately. <text:s/>It should then wait 5 seconds and compute the password hash.</text:p>
          </table:table-cell>
          <table:table-cell table:style-name="ce17" office:value-type="string" calcext:value-type="string">
            <text:p>POST GET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string" calcext:value-type="string">
            <text:p>Job id cannot be used to get Hash less than five seconds after request</text:p>
          </table:table-cell>
          <table:table-cell table:style-name="ce37" office:value-type="string" calcext:value-type="string">
            <text:p>1. PORT=8088</text:p>
            <text:p>2. Application is started up and then one hash submitted: nohup ./broken-hashserve_linux &amp;</text:p>
            <text:p>3. The job id referenced in the shell script is the one undergoing processing by broken-hash</text:p>
            <text:p>3. Shell script used:</text:p>
            <text:p>#!/bin/bash</text:p>
            <text:p>curl -X POST -H 'application/json' -d '{"password":"angrymonkey"}' http://127.0.0.1:8088/hash &amp;</text:p>
            <text:p>curl -H "application/json" http://127.0.0.1:8088/hash/2 &amp;</text:p>
          </table:table-cell>
          <table:table-cell table:style-name="ce37" office:value-type="string" calcext:value-type="string">
            <text:p>Step 1: Execute Shell script:</text:p>
            <text:p>#!/bin/bash</text:p>
            <text:p>curl -X POST -H 'application/json' -d '{"password":"angrymonkey"}' http://127.0.0.1:8088/hash &amp;</text:p>
            <text:p>curl -H "application/json" http://127.0.0.1:8088/hash/2 &amp;</text:p>
          </table:table-cell>
          <table:table-cell table:style-name="ce37" office:value-type="string" calcext:value-type="string">
            <text:p>1. Hash not found, then job id returned for that hash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26"/>
          <table:table-cell table:style-name="ce42"/>
          <table:table-cell table:number-columns-repeated="1011"/>
        </table:table-row>
        <table:table-row table:style-name="ro20"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capacity of 100 can be stored test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string" calcext:value-type="string">
            <text:p>N/A</text:p>
          </table:table-cell>
          <table:table-cell table:style-name="ce26" office:value-type="string" calcext:value-type="string">
            <text:p>100 job ids can be stored</text:p>
          </table:table-cell>
          <table:table-cell table:style-name="ce37" office:value-type="string" calcext:value-type="string">
            <text:p>1. PORT=8088</text:p>
            <text:p>2. Shell script used:</text:p>
            <text:p>#!/bin/bash</text:p>
            <text:p>COUNTER=0</text:p>
            <text:p>while [  $COUNTER -lt 100 ]; do</text:p>
            <text:p>        echo The counter is $COUNTER</text:p>
            <text:p>        curl -X POST -H 'application/json' -d '{"password":"$RANDOM"}' http://127.0.0.1:8088/hash</text:p>
            <text:p>        let COUNTER=COUNTER+1</text:p>
            <text:p>done</text:p>
          </table:table-cell>
          <table:table-cell table:style-name="ce37" office:value-type="string" calcext:value-type="string">
            <text:p>Step 1: Execute Shell script</text:p>
            <text:p>Step 2: retrieve hash job id 100</text:p>
          </table:table-cell>
          <table:table-cell table:style-name="ce37" office:value-type="string" calcext:value-type="string">
            <text:p>1. Shell script completes</text:p>
            <text:p>2. Hash id returned for job id 100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26"/>
          <table:table-cell table:style-name="ce42"/>
          <table:table-cell table:number-columns-repeated="1011"/>
        </table:table-row>
        <table:table-row table:style-name="ro23">
          <table:table-cell table:style-name="ce20" office:value-type="float" office:value="27" calcext:value-type="float">
            <text:p>27</text:p>
          </table:table-cell>
          <table:table-cell table:style-name="ce24" office:value-type="string" calcext:value-type="string">
            <text:p>load test</text:p>
          </table:table-cell>
          <table:table-cell table:style-name="ce17" office:value-type="string" calcext:value-type="string">
            <text:p>POST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string" calcext:value-type="string">
            <text:p>N/A</text:p>
          </table:table-cell>
          <table:table-cell table:style-name="ce26" office:value-type="string" calcext:value-type="string">
            <text:p>Send multiple requests in succession to see how many near simultaneous requests can be handled</text:p>
          </table:table-cell>
          <table:table-cell table:style-name="ce37" office:value-type="string" calcext:value-type="string">
            <text:p>1. PORT=8088</text:p>
            <text:p>2. Shell script used:</text:p>
            <text:p>#!/bin/bash</text:p>
            <text:p>COUNTER=0</text:p>
            <text:p>while [  $COUNTER -lt 100 ]; do</text:p>
            <text:p>        echo The counter is $COUNTER</text:p>
            <text:p>        curl -X POST -H 'application/json' -d '{"password":"$RANDOM"}' http://127.0.0.1:8088/hash &amp;</text:p>
            <text:p>        curl -X POST -H 'application/json' -d '{"password":"$RANDOM"}' http://127.0.0.1:8088/hash &amp;</text:p>
            <text:p>        curl -X POST -H 'application/json' -d '{"password":"$RANDOM"}' http://127.0.0.1:8088/hash &amp;</text:p>
            <text:p>        curl -X POST -H 'application/json' -d '{"password":"$RANDOM"}' http://127.0.0.1:8088/hash &amp;</text:p>
            <text:p>        curl -X POST -H 'application/json' -d '{"password":"$RANDOM"}' http://127.0.0.1:8088/hash &amp;</text:p>
            <text:p>        sleep 2</text:p>
            <text:p>        let COUNTER=COUNTER+1</text:p>
            <text:p>done</text:p>
            <text:p/>
          </table:table-cell>
          <table:table-cell table:style-name="ce37" office:value-type="string" calcext:value-type="string">
            <text:p>Step 1: Execute Shell script, GET a job id and confirm hash returned</text:p>
            <text:p>Step 2: Modify shell script to run 10 at time and limit the counter to 20, GET a job id and confirm hash returned</text:p>
            <text:p>Step 3: Modify shell script to run 30 at a time with limit 20, GET a job id and confirm hash returned</text:p>
            <text:p>Step 4: Modify shell script to run 40 at a time with limit 20 and sleep only 1 second, GET a job id and confirm hash returned</text:p>
            <text:p>Step 5: Modify shell script for 40 at a time, no sleeps, loop 20 times, GET a job id and confirm hash returned</text:p>
            <text:p/>
          </table:table-cell>
          <table:table-cell table:style-name="ce37" office:value-type="string" calcext:value-type="string">
            <text:p>1. Shell script completes and job ids returned, spot check of job ids returns password hash</text:p>
            <text:p>2. Shell script completes and job ids returned, spot check of job ids returns password hash</text:p>
            <text:p>3. Shell script completes and job ids returned, spot check of job ids returns password hash</text:p>
            <text:p>4. Shell script completes and job ids returned, spot check of job ids returns password hash</text:p>
            <text:p>5. Shell script completes and job ids returned, spot check of job ids returns password hash</text:p>
          </table:table-cell>
          <table:table-cell table:style-name="ce42"/>
          <table:table-cell table:style-name="ce48" office:value-type="string" calcext:value-type="string">
            <text:p>P</text:p>
          </table:table-cell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35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27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35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35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35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2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10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3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5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3"/>
          <table:table-cell table:style-name="ce48"/>
          <table:table-cell table:style-name="ce26"/>
          <table:table-cell table:style-name="ce43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6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35"/>
          <table:table-cell table:style-name="ce37" table:number-columns-repeated="3"/>
          <table:table-cell table:style-name="ce44"/>
          <table:table-cell table:style-name="ce48"/>
          <table:table-cell table:style-name="ce26"/>
          <table:table-cell table:style-name="ce44"/>
          <table:table-cell table:number-columns-repeated="1011"/>
        </table:table-row>
        <table:table-row table:style-name="ro3" table:number-rows-repeated="12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37" table:number-columns-repeated="2"/>
          <table:table-cell table:style-name="ce44"/>
          <table:table-cell table:style-name="ce48"/>
          <table:table-cell table:style-name="ce26"/>
          <table:table-cell table:style-name="ce44"/>
          <table:table-cell table:number-columns-repeated="1011"/>
        </table:table-row>
        <table:table-row table:style-name="ro3" table:number-rows-repeated="2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11">
          <table:table-cell table:style-name="ce20"/>
          <table:table-cell table:style-name="ce24"/>
          <table:table-cell table:style-name="ce26"/>
          <table:table-cell table:style-name="ce29"/>
          <table:table-cell table:style-name="ce32"/>
          <table:table-cell table:style-name="ce26"/>
          <table:table-cell table:style-name="ce37" table:number-columns-repeated="3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6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17"/>
          <table:table-cell table:style-name="ce29"/>
          <table:table-cell table:style-name="ce32"/>
          <table:table-cell table:style-name="ce17"/>
          <table:table-cell table:style-name="ce38" table:number-columns-repeated="2"/>
          <table:table-cell table:style-name="ce37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24"/>
          <table:table-cell table:style-name="ce26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 table:number-rows-repeated="2">
          <table:table-cell table:style-name="ce20"/>
          <table:table-cell table:style-name="ce24"/>
          <table:table-cell table:style-name="ce26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15"/>
          <table:table-cell table:style-name="ce17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20"/>
          <table:table-cell table:style-name="ce15"/>
          <table:table-cell table:style-name="ce17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2"/>
          <table:table-cell table:style-name="ce48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 table:style-name="ce8"/>
          <table:table-cell table:style-name="ce17" table:number-columns-repeated="2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3"/>
          <table:table-cell table:style-name="ce48"/>
          <table:table-cell table:style-name="ce26"/>
          <table:table-cell table:style-name="ce43"/>
          <table:table-cell table:number-columns-repeated="1011"/>
        </table:table-row>
        <table:table-row table:style-name="ro3" table:number-rows-repeated="1021">
          <table:table-cell table:style-name="ce17" table:number-columns-repeated="3"/>
          <table:table-cell table:style-name="ce29" table:number-columns-repeated="2"/>
          <table:table-cell table:style-name="ce26"/>
          <table:table-cell table:style-name="ce38"/>
          <table:table-cell table:style-name="ce37" table:number-columns-repeated="2"/>
          <table:table-cell table:style-name="ce43"/>
          <table:table-cell table:style-name="ce48"/>
          <table:table-cell table:style-name="ce26"/>
          <table:table-cell table:style-name="ce43"/>
          <table:table-cell table:number-columns-repeated="1011"/>
        </table:table-row>
        <table:table-row table:style-name="ro3">
          <table:table-cell table:style-name="ce17" table:number-columns-repeated="3"/>
          <table:table-cell table:style-name="ce29" table:number-columns-repeated="2"/>
          <table:table-cell table:style-name="ce26"/>
          <table:table-cell table:style-name="ce38" table:number-columns-repeated="2"/>
          <table:table-cell table:style-name="ce37"/>
          <table:table-cell table:style-name="ce43"/>
          <table:table-cell table:style-name="ce48"/>
          <table:table-cell table:style-name="ce26"/>
          <table:table-cell table:style-name="ce43"/>
          <table:table-cell table:number-columns-repeated="1011"/>
        </table:table-row>
        <table:table-row table:style-name="ro5" table:number-rows-repeated="104742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Test Cases'.K1:'Test Cases'.K1151">
            <calcext:condition calcext:apply-style-name="ConditionalStyle_1" calcext:value="=&quot;F&quot;" calcext:base-cell-address="'Test Cases'.K1"/>
          </calcext:conditional-format>
          <calcext:conditional-format calcext:target-range-address="'Test Cases'.K1:'Test Cases'.K1151">
            <calcext:condition calcext:apply-style-name="ConditionalStyle_2" calcext:value="=&quot;B&quot;" calcext:base-cell-address="'Test Cases'.K1"/>
          </calcext:conditional-format>
        </calcext:conditional-formats>
      </table:table>
      <table:table table:name="Document History and Approval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24">
          <table:table-cell table:style-name="ce54" office:value-type="string" calcext:value-type="string" table:number-columns-spanned="4" table:number-rows-spanned="1">
            <text:p>Document History and Approval</text:p>
          </table:table-cell>
          <table:covered-table-cell table:number-columns-repeated="2" table:style-name="ce9"/>
          <table:covered-table-cell table:style-name="ce10"/>
          <table:table-cell table:style-name="ce15"/>
          <table:table-cell table:number-columns-repeated="1019"/>
        </table:table-row>
        <table:table-row table:style-name="ro3">
          <table:table-cell table:style-name="ce55" table:number-columns-spanned="4" table:number-rows-spanned="1"/>
          <table:covered-table-cell table:number-columns-repeated="3" table:style-name="ce9"/>
          <table:table-cell table:number-columns-repeated="1020"/>
        </table:table-row>
        <table:table-row table:style-name="ro3">
          <table:table-cell table:style-name="ce56" office:value-type="string" calcext:value-type="string">
            <text:p>Modified/Approved By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eam/Role</text:p>
          </table:table-cell>
          <table:table-cell table:style-name="ce56" office:value-type="string" calcext:value-type="string">
            <text:p>Notes/Approval</text:p>
          </table:table-cell>
          <table:table-cell table:style-name="ce64"/>
          <table:table-cell table:number-columns-repeated="1019"/>
        </table:table-row>
        <table:table-row table:style-name="ro3" table:number-rows-repeated="2">
          <table:table-cell table:style-name="ce57"/>
          <table:table-cell table:style-name="ce60"/>
          <table:table-cell table:style-name="ce57"/>
          <table:table-cell table:style-name="ce61"/>
          <table:table-cell table:style-name="ce64"/>
          <table:table-cell table:number-columns-repeated="1019"/>
        </table:table-row>
        <table:table-row table:style-name="ro6">
          <table:table-cell table:style-name="ce57"/>
          <table:table-cell table:style-name="ce60"/>
          <table:table-cell table:style-name="ce57"/>
          <table:table-cell table:style-name="ce61"/>
          <table:table-cell table:style-name="ce15"/>
          <table:table-cell table:number-columns-repeated="1019"/>
        </table:table-row>
        <table:table-row table:style-name="ro3">
          <table:table-cell table:style-name="ce58"/>
          <table:table-cell table:style-name="ce60"/>
          <table:table-cell table:style-name="ce61" table:number-columns-repeated="2"/>
          <table:table-cell table:style-name="ce64"/>
          <table:table-cell table:number-columns-repeated="1019"/>
        </table:table-row>
        <table:table-row table:style-name="ro6">
          <table:table-cell table:style-name="ce58"/>
          <table:table-cell table:style-name="ce60"/>
          <table:table-cell table:style-name="ce6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58"/>
          <table:table-cell table:style-name="ce60"/>
          <table:table-cell table:style-name="ce61" table:number-columns-repeated="2"/>
          <table:table-cell table:style-name="ce64"/>
          <table:table-cell table:number-columns-repeated="1019"/>
        </table:table-row>
        <table:table-row table:style-name="ro6">
          <table:table-cell table:style-name="ce58"/>
          <table:table-cell table:style-name="ce60"/>
          <table:table-cell table:style-name="ce6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58"/>
          <table:table-cell table:style-name="ce60"/>
          <table:table-cell table:style-name="ce61" table:number-columns-repeated="2"/>
          <table:table-cell table:style-name="ce64"/>
          <table:table-cell table:number-columns-repeated="1019"/>
        </table:table-row>
        <table:table-row table:style-name="ro3">
          <table:table-cell table:style-name="ce58"/>
          <table:table-cell table:style-name="ce61" table:number-columns-repeated="3"/>
          <table:table-cell table:style-name="ce64"/>
          <table:table-cell table:number-columns-repeated="1019"/>
        </table:table-row>
        <table:table-row table:style-name="ro3">
          <table:table-cell table:style-name="ce58"/>
          <table:table-cell table:style-name="ce62"/>
          <table:table-cell table:style-name="ce61" table:number-columns-repeated="2"/>
          <table:table-cell table:style-name="ce64"/>
          <table:table-cell table:number-columns-repeated="1019"/>
        </table:table-row>
        <table:table-row table:style-name="ro3" table:number-rows-repeated="12">
          <table:table-cell table:style-name="ce58"/>
          <table:table-cell table:style-name="ce61" table:number-columns-repeated="3"/>
          <table:table-cell table:style-name="ce64"/>
          <table:table-cell table:number-columns-repeated="1019"/>
        </table:table-row>
        <table:table-row table:style-name="ro3" table:number-rows-repeated="2">
          <table:table-cell table:style-name="ce59"/>
          <table:table-cell table:style-name="ce63" table:number-columns-repeated="3"/>
          <table:table-cell table:style-name="ce64"/>
          <table:table-cell table:number-columns-repeated="1019"/>
        </table:table-row>
        <table:table-row table:style-name="ro3">
          <table:table-cell table:style-name="ce59"/>
          <table:table-cell table:style-name="ce63" table:number-columns-repeated="3"/>
          <table:table-cell table:style-name="ce15"/>
          <table:table-cell table:number-columns-repeated="1019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Environment" table:style-name="ta4">
        <table:table-column table:style-name="co12" table:default-cell-style-name="Default"/>
        <table:table-column table:style-name="co20" table:default-cell-style-name="Default"/>
        <table:table-column table:style-name="co21" table:number-columns-repeated="7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24">
          <table:table-cell table:style-name="ce54" office:value-type="string" calcext:value-type="string" table:number-columns-spanned="9" table:number-rows-spanned="1">
            <text:p>Test Environment</text:p>
          </table:table-cell>
          <table:covered-table-cell table:number-columns-repeated="7" table:style-name="ce9"/>
          <table:covered-table-cell table:style-name="ce10"/>
          <table:table-cell table:style-name="ce15"/>
          <table:table-cell table:number-columns-repeated="1014"/>
        </table:table-row>
        <table:table-row table:style-name="ro3">
          <table:table-cell table:style-name="ce8"/>
          <table:table-cell table:style-name="ce70" table:number-columns-repeated="8"/>
          <table:table-cell table:number-columns-repeated="1015"/>
        </table:table-row>
        <table:table-row table:style-name="ro3">
          <table:table-cell table:style-name="ce65" table:number-columns-repeated="9"/>
          <table:table-cell table:style-name="ce17"/>
          <table:table-cell table:number-columns-repeated="1014"/>
        </table:table-row>
        <table:table-row table:style-name="ro4">
          <table:table-cell table:style-name="ce66" table:formula="of:=[$'Master Information'.C11]" office:value-type="string" office:string-value="QA Server" calcext:value-type="string">
            <text:p>QA Server</text:p>
          </table:table-cell>
          <table:table-cell table:style-name="ce71" table:number-columns-repeated="7"/>
          <table:table-cell table:style-name="ce73"/>
          <table:table-cell table:style-name="ce15"/>
          <table:table-cell table:number-columns-repeated="1014"/>
        </table:table-row>
        <table:table-row table:style-name="ro25">
          <table:table-cell table:style-name="ce67" office:value-type="string" calcext:value-type="string">
            <text:p>OS:</text:p>
          </table:table-cell>
          <table:table-cell table:style-name="ce72" office:value-type="string" calcext:value-type="string">
            <text:p>Lubuntu 16.04 64 bit</text:p>
          </table:table-cell>
          <table:table-cell table:style-name="ce8" table:number-columns-repeated="7"/>
          <table:table-cell table:style-name="ce17"/>
          <table:table-cell table:number-columns-repeated="1014"/>
        </table:table-row>
        <table:table-row table:style-name="ro25">
          <table:table-cell table:style-name="ce67" office:value-type="string" calcext:value-type="string">
            <text:p>Application Server:</text:p>
          </table:table-cell>
          <table:table-cell table:style-name="ce15" office:value-type="string" calcext:value-type="string">
            <text:p>broken-hashserve</text:p>
          </table:table-cell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Database:</text:p>
          </table:table-cell>
          <table:table-cell table:style-name="ce15" office:value-type="string" calcext:value-type="string">
            <text:p>N/A</text:p>
          </table:table-cell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Java Technologies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Web Browser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Other</text:p>
          </table:table-cell>
          <table:table-cell table:style-name="ce15" office:value-type="string" calcext:value-type="string">
            <text:p>Go application</text:p>
          </table:table-cell>
          <table:table-cell table:style-name="ce17" table:number-columns-repeated="8"/>
          <table:table-cell table:number-columns-repeated="1014"/>
        </table:table-row>
        <table:table-row table:style-name="ro26">
          <table:table-cell table:style-name="ce68"/>
          <table:table-cell table:style-name="ce65" table:number-columns-repeated="8"/>
          <table:table-cell table:style-name="ce17"/>
          <table:table-cell table:number-columns-repeated="1014"/>
        </table:table-row>
        <table:table-row table:style-name="ro4">
          <table:table-cell table:style-name="ce66" table:formula="of:=[$'Master Information'.C12]" office:value-type="string" office:string-value="N/A" calcext:value-type="string">
            <text:p>N/A</text:p>
          </table:table-cell>
          <table:table-cell table:style-name="ce71" table:number-columns-repeated="7"/>
          <table:table-cell table:style-name="ce73"/>
          <table:table-cell table:style-name="ce15"/>
          <table:table-cell table:number-columns-repeated="1014"/>
        </table:table-row>
        <table:table-row table:style-name="ro25">
          <table:table-cell table:style-name="ce67" office:value-type="string" calcext:value-type="string">
            <text:p>OS:</text:p>
          </table:table-cell>
          <table:table-cell table:style-name="ce72"/>
          <table:table-cell table:style-name="ce8" table:number-columns-repeated="7"/>
          <table:table-cell table:style-name="ce17"/>
          <table:table-cell table:number-columns-repeated="1014"/>
        </table:table-row>
        <table:table-row table:style-name="ro25">
          <table:table-cell table:style-name="ce67" office:value-type="string" calcext:value-type="string">
            <text:p>Application Server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Database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Java Technologies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Web Browser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Other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3">
          <table:table-cell table:style-name="ce69"/>
          <table:table-cell table:style-name="ce65" table:number-columns-repeated="8"/>
          <table:table-cell table:style-name="ce17"/>
          <table:table-cell table:number-columns-repeated="1014"/>
        </table:table-row>
        <table:table-row table:style-name="ro4">
          <table:table-cell table:style-name="ce66" table:formula="of:=[$'Master Information'.C13]" office:value-type="string" office:string-value="N/A" calcext:value-type="string">
            <text:p>N/A</text:p>
          </table:table-cell>
          <table:table-cell table:style-name="ce71" table:number-columns-repeated="7"/>
          <table:table-cell table:style-name="ce73"/>
          <table:table-cell table:style-name="ce15"/>
          <table:table-cell table:number-columns-repeated="1014"/>
        </table:table-row>
        <table:table-row table:style-name="ro25">
          <table:table-cell table:style-name="ce67" office:value-type="string" calcext:value-type="string">
            <text:p>OS:</text:p>
          </table:table-cell>
          <table:table-cell table:style-name="ce72"/>
          <table:table-cell table:style-name="ce8" table:number-columns-repeated="7"/>
          <table:table-cell table:style-name="ce17"/>
          <table:table-cell table:number-columns-repeated="1014"/>
        </table:table-row>
        <table:table-row table:style-name="ro25">
          <table:table-cell table:style-name="ce67" office:value-type="string" calcext:value-type="string">
            <text:p>Application Server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Database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Java Technologies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Web Browser: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25">
          <table:table-cell table:style-name="ce67" office:value-type="string" calcext:value-type="string">
            <text:p>Other</text:p>
          </table:table-cell>
          <table:table-cell table:style-name="ce15"/>
          <table:table-cell table:style-name="ce17" table:number-columns-repeated="8"/>
          <table:table-cell table:number-columns-repeated="1014"/>
        </table:table-row>
        <table:table-row table:style-name="ro3">
          <table:table-cell table:style-name="ce8"/>
          <table:table-cell table:number-columns-repeated="102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Integration_test_Required" table:base-cell-address="$'Master Information'.$A$1" table:expression="#REF!"/>
        <table:named-range table:name="Priority" table:base-cell-address="$'Master Information'.$A$1" table:cell-range-address="$'Test Cases'.$D$1:.$D$115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_20_Information" style:display-name="PageStyle_Master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cument_20_History_20_and_20_Approval" style:display-name="PageStyle_Document History and Appro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Environment" style:display-name="PageStyle_Test Environ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40" meta:object-count="0"/>
    <meta:generator>LibreOfficeDev/5.1.0.3$Linux_X86_64 LibreOffice_project/</meta:generator>
  </office:meta>
</office:document-meta>
</file>